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rupo GLASIR · Consultoría Legal<text:line-break/><text:line-break/>1. Concepto de Marca<text:line-break/><text:line-break/>El sitio debe transmitir que GLASIR es un despacho que defiende a establecimientos frente a verificaciones y sanciones administrativas, con especial fortaleza en regulación sanitaria.<text:line-break/><text:line-break/>La identidad debe proyectar:<text:line-break/><text:tab/>•<text:tab/>autoridad jurídica<text:line-break/><text:tab/>•<text:tab/>claridad para empresarios<text:line-break/><text:tab/>•<text:tab/>especialización regulatoria<text:line-break/><text:tab/>•<text:tab/>defensa estratégica<text:line-break/><text:line-break/>El despacho debe percibirse como experto en:<text:line-break/><text:line-break/>verificaciones, multas, clausuras y permisos.<text:line-break/><text:line-break/>Sectores principales:<text:line-break/><text:tab/>•<text:tab/>consultorios y clínicas<text:line-break/><text:tab/>•<text:tab/>spas y estética<text:line-break/><text:tab/>•<text:tab/>restaurantes<text:line-break/><text:tab/>•<text:tab/>hoteles<text:line-break/><text:tab/>•<text:tab/>escuelas<text:line-break/><text:tab/>•<text:tab/>pequeños negocios<text:line-break/><text:tab/>•<text:tab/>establecimientos mercantiles<text:line-break/><text:line-break/>Mensaje central:<text:line-break/>Protegemos tu operación frente a la autoridad.</text:p>
      <text:p text:style-name="Standard"/>
      <text:p text:style-name="Standard"/>
      <text:p text:style-name="Standard">Defensa ante verificaciones y sanciones<text:line-break/><text:tab/>•<text:tab/>verificaciones administrativas<text:line-break/><text:tab/>•<text:tab/>verificaciones sanitarias<text:line-break/><text:tab/>•<text:tab/>multas<text:line-break/><text:tab/>•<text:tab/>clausuras<text:line-break/><text:tab/>•<text:tab/>suspensión de actividades<text:line-break/><text:line-break/>⸻<text:line-break/><text:line-break/>Establecimientos que defendemos<text:line-break/><text:line-break/>Consultorios médicos<text:line-break/>Clínicas<text:line-break/>Spas y estética<text:line-break/>Restaurantes<text:line-break/>Hoteles<text:line-break/>Escuelas<text:line-break/>Establecimientos mercantiles<text:line-break/>Negocios regulados<text:line-break/><text:soft-page-break/><text:line-break/>⸻<text:line-break/><text:line-break/>Servicios principales<text:line-break/><text:line-break/>Defensa ante verificaciones<text:line-break/>Impugnación de multas<text:line-break/>Defensa contra clausuras<text:line-break/>Regularización de establecimientos<text:line-break/>Permisos sanitarios<text:line-break/>Cumplimiento normativo</text:p>
      <text:p text:style-name="Standard"/>
      <text:p text:style-name="Standard">Paleta de Colores<text:line-break/><text:line-break/>Basada en tu logo.<text:line-break/><text:line-break/>Negro institucional<text:line-break/><text:line-break/>HEX<text:line-break/>#111111<text:line-break/><text:line-break/>Uso:<text:line-break/><text:tab/>•<text:tab/>encabezados<text:line-break/><text:tab/>•<text:tab/>menú<text:line-break/><text:tab/>•<text:tab/>footer<text:line-break/><text:tab/>•<text:tab/>títulos<text:line-break/><text:line-break/>Transmite autoridad jurídica.<text:line-break/><text:line-break/>Blanco limpio<text:line-break/><text:line-break/>HEX<text:line-break/>#FFFFFF<text:line-break/><text:line-break/>Uso:<text:line-break/><text:tab/>•<text:tab/>fondo principal<text:line-break/><text:tab/>•<text:tab/>secciones de contenido<text:line-break/><text:tab/>•<text:tab/>áreas de lectura<text:line-break/><text:line-break/>Debe dominar el sitio para comunicar claridad legal.<text:line-break/><text:line-break/>Dorado GLASIR<text:line-break/><text:line-break/>HEX aproximado<text:line-break/>#C8A24A<text:line-break/><text:line-break/>Uso controlado:<text:line-break/><text:tab/>•<text:tab/>botones<text:line-break/><text:tab/>•<text:tab/>líneas decorativas<text:line-break/><text:soft-page-break/><text:tab/>•<text:tab/>iconos<text:line-break/><text:tab/>•<text:tab/>elementos de confianza<text:line-break/><text:line-break/>Debe sentirse premium y sobrio.<text:line-break/><text:line-break/>Gris institucional<text:line-break/>HEX<text:line-break/>#6B6B6B<text:line-break/><text:line-break/>Uso:<text:line-break/><text:tab/>•<text:tab/>subtítulos<text:line-break/><text:tab/>•<text:tab/>descripciones<text:line-break/><text:tab/>•<text:tab/>textos secundarios<text:line-break/><text:line-break/><text:line-break/>Gris claro<text:line-break/>HEX<text:line-break/>#F5F5F5<text:line-break/>Uso:<text:line-break/><text:tab/>•<text:tab/>fondos de secciones<text:line-break/><text:tab/>•<text:tab/>tarjetas de servici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0T01:34:01.069412100</meta:creation-date>
    <dc:date>2026-03-10T12:29:50.745553900</dc:date>
    <meta:editing-duration>PT10H45M29S</meta:editing-duration>
    <meta:editing-cycles>1</meta:editing-cycles>
    <meta:document-statistic meta:table-count="0" meta:image-count="0" meta:object-count="0" meta:page-count="3" meta:paragraph-count="3" meta:word-count="244" meta:character-count="1820" meta:non-whitespace-character-count="1517"/>
    <meta:generator>LibreOffice/25.8.3.2$Windows_X86_64 LibreOffice_project/8ca8d55c161d602844f5428fa4b58097424e324e</meta:generator>
  </office:meta>
</office:document-meta>
</file>